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os</text:p>
      <text:p text:style-name="Standard">root = '/home/tuomas/Python/DATA.STAT.840/Exam/wizardofoz'</text:p>
      <text:p text:style-name="Standard"/>
      <text:p text:style-name="Standard">def load_data_local(directory):</text:p>
      <text:p text:style-name="Standard"><text:s text:c="4"/>book_text = []</text:p>
      <text:p text:style-name="Standard"><text:s text:c="4"/>files = os.listdir(directory)</text:p>
      <text:p text:style-name="Standard"><text:s text:c="4"/>for file in files:</text:p>
      <text:p text:style-name="Standard"><text:s text:c="8"/>with open(directory +'/'+ file, 'r') as f:</text:p>
      <text:p text:style-name="Standard"><text:s text:c="12"/>book_text.append(f.read())</text:p>
      <text:p text:style-name="Standard"><text:s text:c="4"/></text:p>
      <text:p text:style-name="Standard"><text:s text:c="4"/>return book_text, files</text:p>
      <text:p text:style-name="Standard"/>
      <text:p text:style-name="Standard">book_texts_temp, files = load_data_local(root)</text:p>
      <text:p text:style-name="Standard">book_texts = []</text:p>
      <text:p text:style-name="Standard">for btt in book_texts_temp:</text:p>
      <text:p text:style-name="Standard"><text:s text:c="4"/>book_texts.append(btt.split())</text:p>
      <text:p text:style-name="Standard">#%% </text:p>
      <text:p text:style-name="Standard">''' Part a) starts '''</text:p>
      <text:p text:style-name="Standard">#%%</text:p>
      <text:p text:style-name="Standard">import gensim</text:p>
      <text:p text:style-name="Standard">gensim_docs = book_texts</text:p>
      <text:p text:style-name="Standard">gensim_dictionary=gensim.corpora.Dictionary(gensim_docs)</text:p>
      <text:p text:style-name="Standard"># Create the document-term vectors</text:p>
      <text:p text:style-name="Standard">gensim_docvectors=[]</text:p>
      <text:p text:style-name="Standard">for k in range(len(gensim_docs)):</text:p>
      <text:p text:style-name="Standard"><text:s text:c="4"/>docvector=gensim_dictionary.doc2bow(gensim_docs[k]) </text:p>
      <text:p text:style-name="Standard"><text:s text:c="4"/>gensim_docvectors.append(docvector)</text:p>
      <text:p text:style-name="Standard"><text:s text:c="4"/></text:p>
      <text:p text:style-name="Standard">#%% Run the LDA optimization</text:p>
      <text:p text:style-name="Standard">numtopics=5</text:p>
      <text:p text:style-name="Standard">randomseed=124574527</text:p>
      <text:p text:style-name="Standard">numiters=10000</text:p>
      <text:p text:style-name="Standard">ninits=5</text:p>
      <text:p text:style-name="Standard">gensim_ldamodel=gensim.models.ldamodel.LdaModel(gensim_docvectors,</text:p>
      <text:p text:style-name="Standard"><text:s text:c="48"/>id2word=gensim_dictionary,</text:p>
      <text:p text:style-name="Standard"><text:s text:c="48"/>num_topics=numtopics,</text:p>
      <text:p text:style-name="Standard"><text:s text:c="48"/>iterations=numiters,</text:p>
      <text:p text:style-name="Standard"><text:s text:c="48"/>random_state=randomseed)</text:p>
      <text:p text:style-name="Standard"/>
      <text:p text:style-name="Standard">#%% Get topic content: term-topic probabilities</text:p>
      <text:p text:style-name="Standard">import numpy</text:p>
      <text:p text:style-name="Standard">gensim_termtopicprobabilities=gensim_ldamodel.get_topics()</text:p>
      <text:p text:style-name="Standard"># Get topic prevalences per document, and overall topic prevalences</text:p>
      <text:p text:style-name="Standard"># (expected amount of documents per topic)</text:p>
      <text:p text:style-name="Standard">overallstrengths=numpy.zeros((numtopics,1))</text:p>
      <text:p text:style-name="Standard">documentstrengths=numpy.zeros((len(gensim_docvectors),numtopics))</text:p>
      <text:p text:style-name="Standard">for k in range(len(gensim_docvectors)):</text:p>
      <text:p text:style-name="Standard"><text:s text:c="4"/>topicstrengths=gensim_ldamodel.get_document_topics(gensim_docvectors[k],minimum_probability=0)</text:p>
      <text:p text:style-name="Standard"><text:s text:c="4"/>for m in range(len(topicstrengths)):</text:p>
      <text:p text:style-name="Standard"><text:s text:c="8"/>documentstrengths[k][topicstrengths[m][0]]=topicstrengths[m][1]</text:p>
      <text:p text:style-name="Standard"><text:s text:c="8"/>overallstrengths[topicstrengths[m][0]]=\</text:p>
      <text:p text:style-name="Standard"><text:s text:c="8"/>overallstrengths[topicstrengths[m][0]]+topicstrengths[m][1]</text:p>
      <text:p text:style-name="Standard"><text:soft-page-break/><text:s text:c="8"/></text:p>
      <text:p text:style-name="Standard">for topic in range(numtopics):</text:p>
      <text:p text:style-name="Standard"><text:s text:c="4"/>print('Topic {}:'.format(topic))</text:p>
      <text:p text:style-name="Standard"><text:s text:c="4"/>print(gensim_ldamodel.show_topic(topic,topn=20))</text:p>
      <text:p text:style-name="Standard"><text:s text:c="4"/>print()</text:p>
      <text:p text:style-name="Standard"/>
      <text:p text:style-name="Standard">#%% </text:p>
      <text:p text:style-name="Standard">''' Part b) starts '''</text:p>
      <text:p text:style-name="Standard">#%% Create unique vocabularities from the texts</text:p>
      <text:p text:style-name="Standard"/>
      <text:p text:style-name="Standard">import numpy</text:p>
      <text:p text:style-name="Standard"># Find the vocabulary, in a distributed fashion</text:p>
      <text:p text:style-name="Standard">vocabularies=[]</text:p>
      <text:p text:style-name="Standard">indices_in_vocabularies=[]</text:p>
      <text:p text:style-name="Standard"># Find the vocabulary of each document</text:p>
      <text:p text:style-name="Standard">for book_lemmatizedtext in book_texts:</text:p>
      <text:p text:style-name="Standard"><text:s text:c="4"/># Get unique words and where they occur</text:p>
      <text:p text:style-name="Standard"><text:s text:c="4"/>temptext = book_lemmatizedtext</text:p>
      <text:p text:style-name="Standard"><text:s text:c="4"/>uniqueresults = numpy.unique(temptext,return_inverse=True)</text:p>
      <text:p text:style-name="Standard"><text:s text:c="4"/>uniquewords = uniqueresults[0]</text:p>
      <text:p text:style-name="Standard"><text:s text:c="4"/>wordindices = uniqueresults[1]</text:p>
      <text:p text:style-name="Standard"><text:s text:c="4"/></text:p>
      <text:p text:style-name="Standard"><text:s text:c="4"/># Store the vocabulary and indices of document words in it</text:p>
      <text:p text:style-name="Standard"><text:s text:c="4"/>vocabularies.append(uniquewords)</text:p>
      <text:p text:style-name="Standard"><text:s text:c="4"/>indices_in_vocabularies.append(wordindices)</text:p>
      <text:p text:style-name="Standard"><text:s text:c="4"/></text:p>
      <text:p text:style-name="Standard">#%% Create a unified vocabulary from the ebooks</text:p>
      <text:p text:style-name="Standard"/>
      <text:p text:style-name="Standard"># Unify the vocabularies.</text:p>
      <text:p text:style-name="Standard"># First concatenate all vocabularies</text:p>
      <text:p text:style-name="Standard">tempvocabulary = []</text:p>
      <text:p text:style-name="Standard">for k in range(len(book_texts)):</text:p>
      <text:p text:style-name="Standard"><text:s text:c="4"/>tempvocabulary.extend(vocabularies[k])</text:p>
      <text:p text:style-name="Standard"><text:s text:c="4"/></text:p>
      <text:p text:style-name="Standard"># Find the unique elements among all vocabularies</text:p>
      <text:p text:style-name="Standard">uniqueresults = numpy.unique(tempvocabulary,return_inverse=True)</text:p>
      <text:p text:style-name="Standard">unifiedvocabulary = uniqueresults[0]</text:p>
      <text:p text:style-name="Standard">wordindices = uniqueresults[1]</text:p>
      <text:p text:style-name="Standard"/>
      <text:p text:style-name="Standard"># Translate previous indices to the unified vocabulary.</text:p>
      <text:p text:style-name="Standard"># Must keep track where each vocabulary started in</text:p>
      <text:p text:style-name="Standard"># the concatenated one.</text:p>
      <text:p text:style-name="Standard">vocabularystart = 0</text:p>
      <text:p text:style-name="Standard">myindices_in_unifiedvocabulary = []</text:p>
      <text:p text:style-name="Standard">for k in range(len(book_texts)):</text:p>
      <text:p text:style-name="Standard"><text:s text:c="4"/># In order to shift word indices, we must temporarily</text:p>
      <text:p text:style-name="Standard"><text:s text:c="4"/># change their data type to a Numpy array</text:p>
      <text:p text:style-name="Standard"><text:s text:c="4"/>tempindices = numpy.array(indices_in_vocabularies[k])</text:p>
      <text:p text:style-name="Standard"><text:s text:c="4"/>tempindices = tempindices + vocabularystart</text:p>
      <text:p text:style-name="Standard"><text:s text:c="4"/>tempindices = wordindices[tempindices]</text:p>
      <text:p text:style-name="Standard"><text:s text:c="4"/>myindices_in_unifiedvocabulary.append(tempindices)</text:p>
      <text:p text:style-name="Standard"><text:s text:c="4"/>vocabularystart += len(vocabularies[k])</text:p>
      <text:p text:style-name="Standard"><text:s text:c="4"/></text:p>
      <text:p text:style-name="Standard"/>
      <text:p text:style-name="Standard"><text:soft-page-break/>#%% Create TF-IDF vectors</text:p>
      <text:p text:style-name="Standard">import scipy.sparse</text:p>
      <text:p text:style-name="Standard">remainingvocabulary = unifiedvocabulary</text:p>
      <text:p text:style-name="Standard">n_docs=len(book_texts)</text:p>
      <text:p text:style-name="Standard">n_vocab=len(remainingvocabulary)</text:p>
      <text:p text:style-name="Standard"># Matrix of term frequencies</text:p>
      <text:p text:style-name="Standard">tfmatrix=numpy.empty(shape=(n_docs,n_vocab)) #scipy.sparse.lil_matrix((n_docs,n_vocab))</text:p>
      <text:p text:style-name="Standard"># Row vector of document frequencies</text:p>
      <text:p text:style-name="Standard">dfvector=numpy.zeros(n_vocab)#scipy.sparse.lil_matrix((1,n_vocab))</text:p>
      <text:p text:style-name="Standard"># Loop over documents</text:p>
      <text:p text:style-name="Standard">for k in range(n_docs):</text:p>
      <text:p text:style-name="Standard"><text:s text:c="4"/>print(k)</text:p>
      <text:p text:style-name="Standard"><text:s text:c="4"/># Row vector of which words occurred in this document</text:p>
      <text:p text:style-name="Standard"><text:s text:c="4"/>temp_dfvector=scipy.sparse.lil_matrix((1,n_vocab))</text:p>
      <text:p text:style-name="Standard"><text:s text:c="4"/># Loop over words</text:p>
      <text:p text:style-name="Standard"><text:s text:c="4"/>for l in range(len(book_texts[k])):</text:p>
      <text:p text:style-name="Standard"><text:s text:c="8"/># Add current word to term-frequency count and document-count</text:p>
      <text:p text:style-name="Standard"><text:s text:c="8"/>print(l)</text:p>
      <text:p text:style-name="Standard"><text:s text:c="8"/>currentword=myindices_in_unifiedvocabulary[k][l]</text:p>
      <text:p text:style-name="Standard"><text:s text:c="8"/>tfmatrix[k,currentword] += 1</text:p>
      <text:p text:style-name="Standard"><text:s text:c="8"/>temp_dfvector[0,currentword] = 1</text:p>
      <text:p text:style-name="Standard"><text:s text:c="4"/># Add which words occurred in this document to overall document counts</text:p>
      <text:p text:style-name="Standard"><text:s text:c="4"/>dfvector += temp_dfvector</text:p>
      <text:p text:style-name="Standard"/>
      <text:p text:style-name="Standard">#%% <text:s text:c="3"/></text:p>
      <text:p text:style-name="Standard"># Use the count statistics to compute the tf-idf matrix</text:p>
      <text:p text:style-name="Standard">tfidfmatrix=numpy.empty(shape=(n_docs,n_vocab))# scipy.sparse.lil_matrix((n_docs,n_vocab)) </text:p>
      <text:p text:style-name="Standard"># Let's use raw term count, and smoothed logarithmic idf</text:p>
      <text:p text:style-name="Standard">dfvector = numpy.squeeze(numpy.asarray(dfvector))</text:p>
      <text:p text:style-name="Standard">idfvector=numpy.log(1+((dfvector.ravel()+1)**-1)*n_docs) <text:s text:c="4"/></text:p>
      <text:p text:style-name="Standard"/>
      <text:p text:style-name="Standard">for k in range(n_docs):</text:p>
      <text:p text:style-name="Standard"><text:s text:c="4"/># Combine the tf and idf terms <text:s text:c="4"/></text:p>
      <text:p text:style-name="Standard"><text:s text:c="4"/>tfidfmatrix[k,:]=tfmatrix[k,:]*idfvector</text:p>
      <text:p text:style-name="Standard"><text:s text:c="3"/></text:p>
      <text:p text:style-name="Standard">#%%</text:p>
      <text:p text:style-name="Standard">import sys</text:p>
      <text:p text:style-name="Standard">files = numpy.array(files)</text:p>
      <text:p text:style-name="Standard">doc1 = numpy.where(files == 'paragraph000.txt')[0][0]</text:p>
      <text:p text:style-name="Standard">doc2 = numpy.where(files == 'paragraph100.txt')[0][0]</text:p>
      <text:p text:style-name="Standard">doc3 = numpy.where(files == 'paragraph200.txt')[0][0]</text:p>
      <text:p text:style-name="Standard">docs = [doc1,doc2,doc3]</text:p>
      <text:p text:style-name="Standard"/>
      <text:p text:style-name="Standard">def cos_sim(x1, x2):</text:p>
      <text:p text:style-name="Standard"><text:s text:c="4"/>num = numpy.inner(x1, x2)</text:p>
      <text:p text:style-name="Standard"><text:s text:c="4"/>denom = numpy.linalg.norm(x1)*numpy.linalg.norm(x2)</text:p>
      <text:p text:style-name="Standard"><text:s text:c="4"/>return num/denom</text:p>
      <text:p text:style-name="Standard"/>
      <text:p text:style-name="Standard">closestdists = []</text:p>
      <text:p text:style-name="Standard">closestidxs = []</text:p>
      <text:p text:style-name="Standard">for docidx in docs:</text:p>
      <text:p text:style-name="Standard"><text:s text:c="4"/>closest = sys.float_info.max</text:p>
      <text:p text:style-name="Standard"><text:s text:c="4"/>closesidx = 0</text:p>
      <text:p text:style-name="Standard"><text:s text:c="4"/>for i in range(tfidfmatrix.shape[0]):</text:p>
      <text:p text:style-name="Standard"><text:soft-page-break/><text:s text:c="8"/>if i==docidx: continue</text:p>
      <text:p text:style-name="Standard"><text:s text:c="8"/>dist = cos_sim(tfidfmatrix[docidx], tfidfmatrix[i])</text:p>
      <text:p text:style-name="Standard"><text:s text:c="8"/>if dist &lt; closest:</text:p>
      <text:p text:style-name="Standard"><text:s text:c="12"/>closest = dist</text:p>
      <text:p text:style-name="Standard"><text:s text:c="12"/>closesidx = i</text:p>
      <text:p text:style-name="Standard"><text:s text:c="12"/></text:p>
      <text:p text:style-name="Standard"><text:s text:c="4"/>closestdists.append(dist)</text:p>
      <text:p text:style-name="Standard"><text:s text:c="4"/>closestidxs.append(closesidx)</text:p>
      <text:p text:style-name="Standard"><text:s text:c="4"/></text:p>
      <text:p text:style-name="Standard">docs = ['paragraph000.txt','paragraph100.txt','paragraph200.txt']</text:p>
      <text:p text:style-name="Standard">for i in range(3):</text:p>
      <text:p text:style-name="Standard"><text:s text:c="4"/>print('Closest to {} = idx {}'.format(docs[i], closestidxs[i]))</text:p>
      <text:p text:style-name="Standard"><text:s text:c="8"/></text:p>
      <text:p text:style-name="Standard">#%%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</meta:editing-cycles>
    <meta:creation-date>2008-08-22T11:41:04</meta:creation-date>
    <dc:date>2020-12-18T15:57:53.833700377</dc:date>
    <meta:editing-duration>PT4S</meta:editing-duration>
    <meta:document-statistic meta:table-count="0" meta:image-count="0" meta:object-count="0" meta:page-count="4" meta:paragraph-count="162" meta:word-count="517" meta:character-count="5761" meta:non-whitespace-character-count="4810"/>
  </office:meta>
</office:document-meta>
</file>